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3000001263A1E7C717B7C7FA4.png" manifest:media-type="image/png"/>
  <manifest:file-entry manifest:full-path="Pictures/10000201000001CD000002723A58EFFB9269864C.png" manifest:media-type="image/png"/>
  <manifest:file-entry manifest:full-path="Pictures/100000000000022B000003C5DA6AD41033E56E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betan Machine Uni" svg:font-family="'Tibetan Machine Un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5.51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02cm" fo:min-width="0cm"/>
      <style:paragraph-properties style:writing-mode="lr-tb"/>
    </style:style>
    <style:style style:name="gr6" style:family="graphic" style:parent-style-name="standard">
      <style:graphic-properties svg:stroke-width="0.053cm" svg:stroke-color="#069a2e" draw:marker-start-width="0.279cm" draw:marker-end-width="0.279cm" draw:fill="none" draw:textarea-horizontal-align="justify" draw:textarea-vertical-align="middle" draw:auto-grow-height="false" fo:min-height="4.282cm" fo:min-width="10.382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6.804cm" fo:min-width="10.618cm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margin-top="0.5cm" fo:margin-bottom="0cm" fo:line-height="100%" fo:text-indent="0cm"/>
      <style:text-properties fo:font-size="20pt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P11" style:family="paragraph">
      <style:text-properties fo:font-size="18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48pt" fo:font-weight="bold" style:font-size-asian="48pt" style:font-weight-asian="bold" style:font-size-complex="48pt" style:font-weight-complex="bold"/>
    </style:style>
    <style:style style:name="P15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993cm" svg:x="1.524cm" svg:y="4.817cm" presentation:class="title" presentation:user-transformed="true">
          <draw:text-box>
            <text:p><text:span text:style-name="T1">高精度日志规则生成框架</text:span> <text:span text:style-name="T2">LogParserX</text:span></text:p>
          </draw:text-box>
        </draw:frame>
        <draw:frame draw:style-name="gr1" draw:text-style-name="P1" draw:layer="layout" svg:width="7.487cm" svg:height="1.17cm" svg:x="10.547cm" svg:y="10.768cm">
          <draw:text-box>
            <text:p>团队：银枪修罗一枪爱死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项目简介</text:span></text:p>
          </draw:text-box>
        </draw:frame>
        <draw:frame presentation:style-name="pr4" draw:text-style-name="P4" draw:layer="layout" svg:width="24.892cm" svg:height="9.134cm" svg:x="1.016cm" svg:y="4.328cm" presentation:class="outline" presentation:user-transformed="true">
          <draw:text-box>
            <text:list text:style-name="L3">
              <text:list-header>
                <text:p text:style-name="P4"><text:span text:style-name="T3">LogParserX</text:span><text:span text:style-name="T4">是一个用于高精度日志规则生成的智能体协作框架，包含智能体学习和结果验证两个主要功能。为了方便测试，同时提供同源测试日志的生成功能。</text:span></text:p>
                <text:p text:style-name="P4"><text:span text:style-name="T4"/></text:p>
                <text:p text:style-name="P4"><text:span text:style-name="T5">高精度日志规则</text:span><text:span text:style-name="T6">：包含正则表达式并可运行的</text:span><text:span text:style-name="T6">python</text:span><text:span text:style-name="T6">代码</text:span>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环境和框架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rewAI + CrewAI-Tools智能体框架</text:p>
              </text:list-item>
              <text:list-item>
                <text:p>Windows 11 +Ubuntu 20.04 </text:p>
              </text:list-item>
              <text:list-item>
                <text:p>Docker</text:p>
              </text:list-item>
              <text:list-item>
                <text:p>Langchain_openai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框架功能</text:span></text:p>
          </draw:text-box>
        </draw:frame>
        <draw:frame draw:style-name="gr3" draw:text-style-name="P6" draw:layer="layout" svg:width="8.534cm" svg:height="14.843cm" svg:x="17.526cm" svg:y="0.254cm" presentation:class="graphic" presentation:user-transformed="true">
          <draw:image xlink:href="Pictures/100000000000022B000003C5DA6AD41033E56EE1.png" xlink:type="simple" xlink:show="embed" xlink:actuate="onLoad" loext:mime-type="image/png">
            <text:p/>
          </draw:image>
        </draw:frame>
        <draw:frame draw:style-name="gr4" draw:text-style-name="P7" draw:layer="layout" svg:width="14.457cm" svg:height="8.316cm" svg:x="2.307cm" svg:y="4.096cm">
          <draw:text-box>
            <text:p><text:span text:style-name="T7">1.</text:span><text:span text:style-name="T7">智能体学习</text:span>：</text:p>
            <text:p>正则检查员、python代码生成专家、验证正则代码专家，默认使用qwen-2.5-72b-instruct交互。</text:p>
            <text:p/>
            <text:p/>
            <text:p><text:span text:style-name="T7">2.</text:span><text:span text:style-name="T7">结果验证</text:span>：</text:p>
            <text:p>使用提取器从智能体学习结果里提取规则，</text:p>
            <text:p>使用日志派生专家用于生成测试集，</text:p>
            <text:p>嵌入规则里进行验证。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工作流</text:span></text:p>
          </draw:text-box>
        </draw:frame>
        <draw:frame draw:style-name="gr3" draw:text-style-name="P6" draw:layer="layout" svg:width="10.265cm" svg:height="13.939cm" svg:x="14.986cm" svg:y="0.793cm">
          <draw:image xlink:href="Pictures/10000201000001CD000002723A58EFFB9269864C.png" xlink:type="simple" xlink:show="embed" xlink:actuate="onLoad" loext:mime-type="image/png">
            <text:p/>
          </draw:image>
        </draw:frame>
        <draw:frame draw:style-name="gr5" draw:text-style-name="P10" draw:layer="layout" svg:width="11.43cm" svg:height="10.706cm" svg:x="1.27cm" svg:y="3.81cm">
          <draw:text-box>
            <text:p text:style-name="P8"><text:span text:style-name="T7">A.</text:span><text:span text:style-name="T7">智能体学习</text:span></text:p>
            <text:list text:style-name="L4">
              <text:list-item>
                <text:p text:style-name="P9"><text:span text:style-name="T8">生成正则表达式</text:span></text:p>
              </text:list-item>
              <text:list-item>
                <text:p text:style-name="P9"><text:span text:style-name="T8">生成代码块</text:span></text:p>
              </text:list-item>
              <text:list-item>
                <text:p text:style-name="P9"><text:span text:style-name="T8">生成优化报告</text:span></text:p>
              </text:list-item>
            </text:list>
            <text:p text:style-name="P8"><text:span text:style-name="T8"/></text:p>
            <text:p text:style-name="P8"><text:span text:style-name="T7">B. </text:span><text:span text:style-name="T7">结果验证</text:span></text:p>
            <text:list text:continue-numbering="true" text:style-name="L4">
              <text:list-item>
                <text:p text:style-name="P9"><text:span text:style-name="T9">提取优化代码</text:span></text:p>
              </text:list-item>
              <text:list-item>
                <text:p text:style-name="P9"><text:span text:style-name="T9">嵌入测试</text:span></text:p>
              </text:list-item>
            </text:list>
          </draw:text-box>
        </draw:frame>
        <draw:frame draw:style-name="gr1" draw:text-style-name="P12" draw:layer="layout" svg:width="4.454cm" svg:height="1.17cm" svg:x="14.986cm" svg:y="0.793cm">
          <draw:text-box>
            <text:p text:style-name="P11"><text:span text:style-name="T1">A.</text:span><text:span text:style-name="T1">智能体学习</text:span></text:p>
          </draw:text-box>
        </draw:frame>
        <draw:custom-shape draw:style-name="gr6" draw:text-style-name="P13" draw:layer="layout" svg:width="11.43cm" svg:height="5.08cm" svg:x="14.732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2" draw:layer="layout" svg:width="3.819cm" svg:height="1.17cm" svg:x="14.986cm" svg:y="9.752cm">
          <draw:text-box>
            <text:p text:style-name="P11"><text:span text:style-name="T1">B.</text:span><text:span text:style-name="T1">结果验证</text:span></text:p>
          </draw:text-box>
        </draw:frame>
        <draw:custom-shape draw:style-name="gr7" draw:text-style-name="P13" draw:layer="layout" svg:width="11.938cm" svg:height="7.874cm" svg:x="14.478cm" svg:y="0.6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实验结果</text:span><text:span text:style-name="T1">- </text:span><text:span text:style-name="T1">人工正则</text:span></text:p>
          </draw:text-box>
        </draw:frame>
        <draw:frame draw:style-name="gr3" draw:text-style-name="P6" draw:layer="layout" svg:width="17.296cm" svg:height="5.865cm" svg:x="5.818cm" svg:y="4.826cm">
          <draw:image xlink:href="Pictures/1000020100000363000001263A1E7C717B7C7FA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实验结果</text:span><text:span text:style-name="T1">- LogParserX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未来计划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优化智能体学习的框架结构</text:p>
              </text:list-item>
              <text:list-item>
                <text:p>测试不同参数下智能体表现</text:p>
              </text:list-item>
              <text:list-item>
                <text:p>测试数据集的调整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3" draw:text-style-name="P14" draw:layer="layout" svg:width="25.199cm" svg:height="2.629cm" svg:x="1.524cm" svg:y="5.753cm" presentation:class="title" presentation:user-transformed="true">
          <draw:text-box>
            <text:p text:style-name="P14"><text:span text:style-name="T10">谢谢！</text:span></text:p>
          </draw:text-box>
        </draw:frame>
        <draw:frame presentation:style-name="pr3" draw:text-style-name="P15" draw:layer="layout" svg:width="17.272cm" svg:height="2.629cm" svg:x="5.08cm" svg:y="9.309cm" presentation:class="title" presentation:user-transformed="true">
          <draw:text-box>
            <text:p text:style-name="P15"><text:span text:style-name="T7">联系方式：</text:span><text:span text:style-name="T7">daxuanzi515@163.co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betan Machine Uni" svg:font-family="'Tibetan Machine Un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6T21:01:17.921992496</meta:creation-date>
    <dc:date>2025-02-27T05:01:53.881892058</dc:date>
    <meta:editing-duration>PT7H27M54S</meta:editing-duration>
    <meta:editing-cycles>20</meta:editing-cycles>
    <meta:generator>LibreOffice/6.4.7.2$Linux_X86_64 LibreOffice_project/40$Build-2</meta:generator>
    <meta:document-statistic meta:object-count="62"/>
  </office:meta>
</office:document-meta>
</file>